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2">
      <text:list-level-style-number text:level="1" style:num-suffix="." style:num-format="1" text:start-value="2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P40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TableColumn42" style:family="table-column">
      <style:table-column-properties style:column-width="7.2604in" style:use-optimal-column-width="false"/>
    </style:style>
    <style:style style:name="Table41" style:family="table">
      <style:table-properties style:width="7.2604in" fo:margin-left="0in" table:align="left"/>
    </style:style>
    <style:style style:name="TableRow43" style:family="table-row">
      <style:table-row-properties style:min-row-height="0.5in" style:use-optimal-row-height="false"/>
    </style:style>
    <style:style style:name="TableCell4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P46" style:parent-style-name="Normal" style:family="paragraph">
      <style:paragraph-properties>
        <style:tab-stops>
          <style:tab-stop style:type="left" style:position="0.75in"/>
        </style:tab-stops>
      </style:paragraph-properties>
    </style:style>
    <style:style style:name="TableRow47" style:family="table-row">
      <style:table-row-properties style:min-row-height="0.5986in" style:use-optimal-row-height="false"/>
    </style:style>
    <style:style style:name="TableCell4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P50" style:parent-style-name="Normal" style:family="paragraph">
      <style:paragraph-properties>
        <style:tab-stops>
          <style:tab-stop style:type="left" style:position="1in"/>
        </style:tab-stops>
      </style:paragraph-properties>
    </style:style>
    <style:style style:name="TableRow51" style:family="table-row">
      <style:table-row-properties style:min-row-height="0.55in" style:use-optimal-row-height="false"/>
    </style:style>
    <style:style style:name="TableCell5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P54" style:parent-style-name="Normal" style:family="paragraph">
      <style:paragraph-properties>
        <style:tab-stops>
          <style:tab-stop style:type="left" style:position="0.6458in"/>
        </style:tab-stops>
      </style:paragraph-properties>
    </style:style>
    <style:style style:name="P55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TableColumn57" style:family="table-column">
      <style:table-column-properties style:column-width="7.2604in" style:use-optimal-column-width="false"/>
    </style:style>
    <style:style style:name="Table56" style:family="table">
      <style:table-properties style:width="7.2604in" fo:margin-left="0in" table:align="left"/>
    </style:style>
    <style:style style:name="TableRow58" style:family="table-row">
      <style:table-row-properties style:min-row-height="0.5in" style:use-optimal-row-height="false"/>
    </style:style>
    <style:style style:name="TableCell5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0" style:parent-style-name="TableContents" style:family="paragraph">
      <style:paragraph-properties fo:margin-left="0.4368in">
        <style:tab-stops/>
      </style:paragraph-properties>
    </style:style>
    <style:style style:name="P61" style:parent-style-name="Normal" style:family="paragraph">
      <style:paragraph-properties>
        <style:tab-stops>
          <style:tab-stop style:type="left" style:position="0.75in"/>
        </style:tab-stops>
      </style:paragraph-properties>
    </style:style>
    <style:style style:name="TableRow62" style:family="table-row">
      <style:table-row-properties style:min-row-height="0.5986in" style:use-optimal-row-height="false"/>
    </style:style>
    <style:style style:name="TableCell6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4" style:parent-style-name="TableContents" style:family="paragraph">
      <style:paragraph-properties fo:margin-left="0.4368in">
        <style:tab-stops/>
      </style:paragraph-properties>
    </style:style>
    <style:style style:name="P65" style:parent-style-name="Normal" style:family="paragraph">
      <style:paragraph-properties>
        <style:tab-stops>
          <style:tab-stop style:type="left" style:position="1in"/>
        </style:tab-stops>
      </style:paragraph-properties>
    </style:style>
    <style:style style:name="TableRow66" style:family="table-row">
      <style:table-row-properties style:min-row-height="0.55in" style:use-optimal-row-height="false"/>
    </style:style>
    <style:style style:name="TableCell6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8" style:parent-style-name="TableContents" style:family="paragraph">
      <style:paragraph-properties fo:margin-left="0.4368in">
        <style:tab-stops/>
      </style:paragraph-properties>
    </style:style>
    <style:style style:name="P69" style:parent-style-name="Normal" style:family="paragraph">
      <style:paragraph-properties>
        <style:tab-stops>
          <style:tab-stop style:type="left" style:position="0.6458in"/>
        </style:tab-stops>
      </style:paragraph-properties>
    </style:style>
    <style:style style:name="P70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TableRow71" style:family="table-row">
      <style:table-row-properties style:row-height="0.5986in" style:use-optimal-row-height="false"/>
    </style:style>
    <style:style style:name="TableCell72" style:family="table-cell">
      <style:table-cell-properties fo:border="none" fo:padding-top="0.0381in" fo:padding-left="0.0381in" fo:padding-bottom="0.0381in" fo:padding-right="0.0381in"/>
    </style:style>
    <style:style style:name="P7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6" style:parent-style-name="Normal" style:family="paragraph">
      <style:paragraph-properties>
        <style:tab-stops>
          <style:tab-stop style:type="left" style:position="1.2812in"/>
        </style:tab-stops>
      </style:paragraph-properties>
    </style:style>
    <style:style style:name="P77" style:parent-style-name="Normal" style:family="paragraph">
      <style:paragraph-properties>
        <style:tab-stops>
          <style:tab-stop style:type="left" style:position="1.2812in"/>
        </style:tab-stops>
      </style:paragraph-properties>
    </style:style>
    <style:style style:name="TableRow78" style:family="table-row">
      <style:table-row-properties style:row-height="0.55in" style:use-optimal-row-height="false"/>
    </style:style>
    <style:style style:name="TableCell79" style:family="table-cell">
      <style:table-cell-properties fo:border="none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P84" style:parent-style-name="Normal" style:family="paragraph">
      <style:paragraph-properties>
        <style:tab-stops>
          <style:tab-stop style:type="left" style:position="1.5416in"/>
        </style:tab-stops>
      </style:paragraph-properties>
    </style:style>
    <style:style style:name="TableRow85" style:family="table-row">
      <style:table-row-properties style:row-height="0.5534in" style:use-optimal-row-height="false"/>
    </style:style>
    <style:style style:name="TableCell86" style:family="table-cell">
      <style:table-cell-properties fo:border="none" fo:padding-top="0.0381in" fo:padding-left="0.0381in" fo:padding-bottom="0.0381in" fo:padding-right="0.0381in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P91" style:parent-style-name="Normal" style:family="paragraph">
      <style:paragraph-properties>
        <style:tab-stops>
          <style:tab-stop style:type="left" style:position="1.1354in"/>
        </style:tab-stops>
      </style:paragraph-properties>
    </style:style>
    <style:style style:name="TableRow92" style:family="table-row">
      <style:table-row-properties style:row-height="0.55in" style:use-optimal-row-height="false"/>
    </style:style>
    <style:style style:name="TableCell93" style:family="table-cell">
      <style:table-cell-properties fo:border="none" fo:padding-top="0.0381in" fo:padding-left="0.0381in" fo:padding-bottom="0.0381in" fo:padding-right="0.0381in"/>
    </style:style>
    <style:style style:name="P9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9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P98" style:parent-style-name="Normal" style:family="paragraph">
      <style:paragraph-properties>
        <style:tab-stops>
          <style:tab-stop style:type="left" style:position="1.1875in"/>
        </style:tab-stops>
      </style:paragraph-properties>
    </style:style>
    <style:style style:name="TableRow99" style:family="table-row">
      <style:table-row-properties style:row-height="0.5541in" style:use-optimal-row-height="false"/>
    </style:style>
    <style:style style:name="TableCell100" style:family="table-cell">
      <style:table-cell-properties fo:border="none" fo:padding-top="0.0381in" fo:padding-left="0.0381in" fo:padding-bottom="0.0381in" fo:padding-right="0.0381in"/>
    </style:style>
    <style:style style:name="P10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10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10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4" style:parent-style-name="TableContents" style:family="paragraph">
      <style:paragraph-properties fo:margin-left="0.4368in">
        <style:tab-stops/>
      </style:paragraph-properties>
    </style:style>
    <style:style style:name="P105" style:parent-style-name="Normal" style:family="paragraph">
      <style:paragraph-properties>
        <style:tab-stops>
          <style:tab-stop style:type="left" style:position="1.0625in"/>
        </style:tab-stops>
      </style:paragraph-properties>
    </style:style>
    <style:style style:name="TableRow106" style:family="table-row">
      <style:table-row-properties style:row-height="0.5493in" style:use-optimal-row-height="false"/>
    </style:style>
    <style:style style:name="TableCell107" style:family="table-cell">
      <style:table-cell-properties fo:border="none" fo:padding-top="0.0381in" fo:padding-left="0.0381in" fo:padding-bottom="0.0381in" fo:padding-right="0.0381in"/>
    </style:style>
    <style:style style:name="P10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109" style:parent-style-name="Standard" style:family="paragraph">
      <style:paragraph-properties fo:text-align="end" fo:margin-left="0.4368in">
        <style:tab-stops/>
      </style:paragraph-properties>
    </style:style>
    <style:style style:name="T11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1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12" style:parent-style-name="TableContents" style:family="paragraph">
      <style:paragraph-properties fo:margin-left="0.4368in">
        <style:tab-stops/>
      </style:paragraph-properties>
    </style:style>
    <style:style style:name="P113" style:parent-style-name="Normal" style:family="paragraph">
      <style:paragraph-properties>
        <style:tab-stops>
          <style:tab-stop style:type="left" style:position="1.3229in"/>
        </style:tab-stops>
      </style:paragraph-properties>
    </style:style>
    <style:style style:name="TableRow114" style:family="table-row">
      <style:table-row-properties style:row-height="0.6208in" style:use-optimal-row-height="false"/>
    </style:style>
    <style:style style:name="TableCell115" style:family="table-cell">
      <style:table-cell-properties fo:border="none" fo:padding-top="0.0381in" fo:padding-left="0.0381in" fo:padding-bottom="0.0381in" fo:padding-right="0.0381in"/>
    </style:style>
    <style:style style:name="P11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117" style:parent-style-name="Standard" style:family="paragraph">
      <style:paragraph-properties fo:text-align="end" fo:margin-left="0.4368in">
        <style:tab-stops/>
      </style:paragraph-properties>
    </style:style>
    <style:style style:name="T11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1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20" style:parent-style-name="TableContents" style:family="paragraph">
      <style:paragraph-properties fo:margin-left="0.4368in">
        <style:tab-stops/>
      </style:paragraph-properties>
    </style:style>
    <style:style style:name="TableRow121" style:family="table-row">
      <style:table-row-properties style:row-height="0.5in" style:use-optimal-row-height="false"/>
    </style:style>
    <style:style style:name="TableCell122" style:family="table-cell">
      <style:table-cell-properties fo:border="none" fo:padding-top="0.0381in" fo:padding-left="0.0381in" fo:padding-bottom="0.0381in" fo:padding-right="0.0381in"/>
    </style:style>
    <style:style style:name="P123" style:parent-style-name="Standard" style:family="paragraph">
      <style:paragraph-properties fo:text-align="end" fo:margin-left="0.4368in">
        <style:tab-stops/>
      </style:paragraph-properties>
    </style:style>
    <style:style style:name="TableCell12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25" style:parent-style-name="TableContents" style:family="paragraph">
      <style:paragraph-properties fo:margin-left="0.4368in">
        <style:tab-stops/>
      </style:paragraph-properties>
    </style:style>
    <style:style style:name="P126" style:parent-style-name="Standard" style:family="paragraph">
      <style:text-properties style:font-name="Calibri" fo:color="#000000" fo:font-size="26pt" style:font-size-asian="26pt"/>
    </style:style>
    <style:style style:name="P127" style:parent-style-name="Standard" style:family="paragraph">
      <style:text-properties style:font-name="Cambria" fo:font-style="italic" style:font-style-asian="italic" fo:color="#000000" fo:font-size="15pt" style:font-size-asian="15pt"/>
    </style:style>
    <style:style style:name="P128" style:parent-style-name="Standard" style:family="paragraph">
      <style:text-properties style:font-name="Cambria" fo:font-style="italic" style:font-style-asian="italic" fo:color="#000000" fo:font-size="15pt" style:font-size-asian="15pt"/>
    </style:style>
    <style:style style:name="P129" style:parent-style-name="Standard" style:family="paragraph">
      <style:text-properties style:font-name="Cambria" fo:font-style="italic" style:font-style-asian="italic" fo:color="#000000" fo:font-size="15pt" style:font-size-asian="15pt"/>
    </style:style>
    <style:style style:name="P130" style:parent-style-name="Standard" style:family="paragraph">
      <style:text-properties style:font-name="Cambria" fo:font-style="italic" style:font-style-asian="italic" fo:color="#000000" fo:font-size="15pt" style:font-size-asian="15pt"/>
    </style:style>
    <style:style style:name="T13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32" style:parent-style-name="Standard" style:family="paragraph">
      <style:paragraph-properties fo:text-align="center"/>
      <style:text-properties style:font-name="Cambria" fo:font-weight="bold" style:font-weight-asian="bold" fo:font-style="italic" style:font-style-asian="italic" fo:text-shadow="0.0194in 0.0111in 0.0451in #000000" fo:color="#EEECE1" fo:font-size="24pt" style:font-size-asian="24pt" style:font-size-complex="36pt"/>
    </style:style>
    <style:style style:name="P133" style:parent-style-name="Standard" style:family="paragraph">
      <style:text-properties style:font-name="Cambria" fo:font-style="italic" style:font-style-asian="italic" fo:color="#000000" fo:font-size="15pt" style:font-size-asian="15pt"/>
    </style:style>
    <style:style style:name="P134" style:parent-style-name="Standard" style:family="paragraph">
      <style:text-properties style:font-name="Cambria" fo:font-style="italic" style:font-style-asian="italic" fo:color="#000000" fo:font-size="15pt" style:font-size-asian="15pt"/>
    </style:style>
    <style:style style:name="P135" style:parent-style-name="Standard" style:family="paragraph">
      <style:text-properties style:font-name="Cambria" fo:font-style="italic" style:font-style-asian="italic" fo:color="#000000" fo:font-size="15pt" style:font-size-asian="15pt"/>
    </style:style>
    <style:style style:name="P136" style:parent-style-name="Standard" style:family="paragraph">
      <style:text-properties style:font-name="Cambria" fo:font-style="italic" style:font-style-asian="italic" fo:color="#000000" fo:font-size="14pt" style:font-size-asian="14pt"/>
    </style:style>
    <style:style style:name="P137" style:parent-style-name="Standard" style:family="paragraph"/>
    <style:style style:name="T138" style:parent-style-name="Fuentedepárrafopredeter." style:family="text">
      <style:text-properties style:font-name="Cambria" fo:color="#000000" fo:font-size="16pt" style:font-size-asian="16pt" fo:language="es" fo:country="MX"/>
    </style:style>
    <style:style style:name="P139" style:parent-style-name="Standard" style:family="paragraph">
      <style:paragraph-properties fo:margin-left="0.75in">
        <style:tab-stops/>
      </style:paragraph-properties>
      <style:text-properties fo:language="es" fo:country="MX"/>
    </style:style>
    <style:style style:name="P140" style:parent-style-name="Standard" style:family="paragraph">
      <style:paragraph-properties fo:margin-left="0.5in">
        <style:tab-stops/>
      </style:paragraph-properties>
      <style:text-properties style:font-name="Cambria" fo:font-size="14pt" style:font-size-asian="14pt" fo:language="es" fo:country="MX"/>
    </style:style>
    <style:style style:name="TableColumn142" style:family="table-column">
      <style:table-column-properties style:column-width="0.2951in"/>
    </style:style>
    <style:style style:name="TableColumn143" style:family="table-column">
      <style:table-column-properties style:column-width="0.2951in"/>
    </style:style>
    <style:style style:name="TableColumn144" style:family="table-column">
      <style:table-column-properties style:column-width="0.2951in"/>
    </style:style>
    <style:style style:name="TableColumn145" style:family="table-column">
      <style:table-column-properties style:column-width="0.2958in"/>
    </style:style>
    <style:style style:name="TableColumn146" style:family="table-column">
      <style:table-column-properties style:column-width="0.2951in"/>
    </style:style>
    <style:style style:name="TableColumn147" style:family="table-column">
      <style:table-column-properties style:column-width="0.2951in"/>
    </style:style>
    <style:style style:name="TableColumn148" style:family="table-column">
      <style:table-column-properties style:column-width="0.2951in"/>
    </style:style>
    <style:style style:name="Table141" style:family="table">
      <style:table-properties style:width="2.0666in" fo:margin-left="0in" table:align="left"/>
    </style:style>
    <style:style style:name="TableRow149" style:family="table-row">
      <style:table-row-properties/>
    </style:style>
    <style:style style:name="TableCell150" style:family="table-cell">
      <style:table-cell-properties fo:border-top="0.0138in solid #4BACC6" fo:border-left="0.0138in solid #4BACC6" fo:border-bottom="0.0312in solid #4BACC6" fo:border-right="0.0138in solid #4BACC6" fo:padding-top="0in" fo:padding-left="0.075in" fo:padding-bottom="0in" fo:padding-right="0.075in"/>
    </style:style>
    <style:style style:name="P151" style:parent-style-name="Standard" style:family="paragraph">
      <style:text-properties style:font-name="Cambria" style:font-name-asian="Times New Roman" style:font-name-complex="Times New Roman" fo:font-weight="bold" style:font-weight-asian="bold" style:font-weight-complex="bold" fo:font-size="16pt" style:font-size-asian="16pt" fo:language="es" fo:country="MX"/>
    </style:style>
    <style:style style:name="TableCell152" style:family="table-cell">
      <style:table-cell-properties fo:border-top="0.0138in solid #4BACC6" fo:border-left="0.0138in solid #4BACC6" fo:border-bottom="0.0312in solid #4BACC6" fo:border-right="0.0138in solid #4BACC6" fo:padding-top="0in" fo:padding-left="0.075in" fo:padding-bottom="0in" fo:padding-right="0.075in"/>
    </style:style>
    <style:style style:name="P153" style:parent-style-name="Standard" style:family="paragraph">
      <style:text-properties style:font-name="Cambria" style:font-name-asian="Times New Roman" style:font-name-complex="Times New Roman" fo:font-weight="bold" style:font-weight-asian="bold" style:font-weight-complex="bold" fo:font-size="16pt" style:font-size-asian="16pt"/>
    </style:style>
    <style:style style:name="TableCell154" style:family="table-cell">
      <style:table-cell-properties fo:border-top="0.0138in solid #4BACC6" fo:border-left="0.0138in solid #4BACC6" fo:border-bottom="0.0312in solid #4BACC6" fo:border-right="0.0138in solid #4BACC6" fo:padding-top="0in" fo:padding-left="0.075in" fo:padding-bottom="0in" fo:padding-right="0.075in"/>
    </style:style>
    <style:style style:name="P155" style:parent-style-name="Standard" style:family="paragraph">
      <style:text-properties style:font-name="Cambria" style:font-name-asian="Times New Roman" style:font-name-complex="Times New Roman" fo:font-weight="bold" style:font-weight-asian="bold" style:font-weight-complex="bold" fo:font-size="16pt" style:font-size-asian="16pt"/>
    </style:style>
    <style:style style:name="TableCell156" style:family="table-cell">
      <style:table-cell-properties fo:border-top="0.0138in solid #4BACC6" fo:border-left="0.0138in solid #4BACC6" fo:border-bottom="0.0312in solid #4BACC6" fo:border-right="0.0138in solid #4BACC6" fo:padding-top="0in" fo:padding-left="0.075in" fo:padding-bottom="0in" fo:padding-right="0.075in"/>
    </style:style>
    <style:style style:name="P157" style:parent-style-name="Standard" style:family="paragraph">
      <style:text-properties style:font-name="Cambria" style:font-name-asian="Times New Roman" style:font-name-complex="Times New Roman" fo:font-weight="bold" style:font-weight-asian="bold" style:font-weight-complex="bold" fo:font-size="16pt" style:font-size-asian="16pt"/>
    </style:style>
    <style:style style:name="TableCell158" style:family="table-cell">
      <style:table-cell-properties fo:border-top="0.0138in solid #4BACC6" fo:border-left="0.0138in solid #4BACC6" fo:border-bottom="0.0312in solid #4BACC6" fo:border-right="0.0138in solid #4BACC6" fo:padding-top="0in" fo:padding-left="0.075in" fo:padding-bottom="0in" fo:padding-right="0.075in"/>
    </style:style>
    <style:style style:name="P159" style:parent-style-name="Standard" style:family="paragraph">
      <style:text-properties style:font-name="Cambria" style:font-name-asian="Times New Roman" style:font-name-complex="Times New Roman" fo:font-weight="bold" style:font-weight-asian="bold" style:font-weight-complex="bold" fo:font-size="16pt" style:font-size-asian="16pt"/>
    </style:style>
    <style:style style:name="TableCell160" style:family="table-cell">
      <style:table-cell-properties fo:border-top="0.0138in solid #4BACC6" fo:border-left="0.0138in solid #4BACC6" fo:border-bottom="0.0312in solid #4BACC6" fo:border-right="0.0138in solid #4BACC6" fo:padding-top="0in" fo:padding-left="0.075in" fo:padding-bottom="0in" fo:padding-right="0.075in"/>
    </style:style>
    <style:style style:name="P161" style:parent-style-name="Standard" style:family="paragraph">
      <style:text-properties style:font-name="Cambria" style:font-name-asian="Times New Roman" style:font-name-complex="Times New Roman" fo:font-weight="bold" style:font-weight-asian="bold" style:font-weight-complex="bold" fo:font-size="16pt" style:font-size-asian="16pt"/>
    </style:style>
    <style:style style:name="TableCell162" style:family="table-cell">
      <style:table-cell-properties fo:border-top="0.0138in solid #4BACC6" fo:border-left="0.0138in solid #4BACC6" fo:border-bottom="0.0312in solid #4BACC6" fo:border-right="0.0138in solid #4BACC6" fo:padding-top="0in" fo:padding-left="0.075in" fo:padding-bottom="0in" fo:padding-right="0.075in"/>
    </style:style>
    <style:style style:name="P163" style:parent-style-name="Standard" style:family="paragraph">
      <style:text-properties style:font-name="Cambria" style:font-name-asian="Times New Roman" style:font-name-complex="Times New Roman" fo:font-weight="bold" style:font-weight-asian="bold" style:font-weight-complex="bold" fo:font-size="16pt" style:font-size-asian="16pt"/>
    </style:style>
    <style:style style:name="P164" style:parent-style-name="Standard" style:family="paragraph">
      <style:paragraph-properties fo:margin-left="0.5in">
        <style:tab-stops/>
      </style:paragraph-properties>
      <style:text-properties style:font-name="Cambria" fo:font-size="14pt" style:font-size-asian="14pt" fo:language="es" fo:country="MX"/>
    </style:style>
    <style:style style:name="P165" style:parent-style-name="Standard" style:family="paragraph">
      <style:paragraph-properties fo:margin-left="0.5in">
        <style:tab-stops/>
      </style:paragraph-properties>
      <style:text-properties style:font-name="Cambria" fo:font-size="16pt" style:font-size-asian="16pt" fo:language="es" fo:country="MX"/>
    </style:style>
    <style:style style:name="P166" style:parent-style-name="Standard" style:family="paragraph">
      <style:paragraph-properties fo:margin-left="0.5in">
        <style:tab-stops/>
      </style:paragraph-properties>
      <style:text-properties style:font-name="Cambria" fo:font-size="16pt" style:font-size-asian="16pt" fo:language="es" fo:country="MX"/>
    </style:style>
    <style:style style:name="P167" style:parent-style-name="Standard" style:family="paragraph">
      <style:text-properties style:font-name="Cambria" fo:font-size="16pt" style:font-size-asian="16pt" fo:language="es" fo:country="MX"/>
    </style:style>
    <style:style style:name="P168" style:parent-style-name="Standard" style:family="paragraph">
      <style:paragraph-properties fo:margin-left="0.5in">
        <style:tab-stops/>
      </style:paragraph-properties>
      <style:text-properties style:font-name="Cambria" fo:font-size="16pt" style:font-size-asian="16pt" fo:language="es" fo:country="MX"/>
    </style:style>
    <style:style style:name="P169" style:parent-style-name="Standard" style:family="paragraph">
      <style:text-properties style:font-name="Cambria" fo:font-size="16pt" style:font-size-asian="16pt" fo:language="es" fo:country="MX"/>
    </style:style>
    <style:style style:name="TableColumn171" style:family="table-column">
      <style:table-column-properties style:column-width="0.2951in"/>
    </style:style>
    <style:style style:name="TableColumn172" style:family="table-column">
      <style:table-column-properties style:column-width="0.2951in"/>
    </style:style>
    <style:style style:name="TableColumn173" style:family="table-column">
      <style:table-column-properties style:column-width="0.2951in"/>
    </style:style>
    <style:style style:name="TableColumn174" style:family="table-column">
      <style:table-column-properties style:column-width="0.2958in"/>
    </style:style>
    <style:style style:name="TableColumn175" style:family="table-column">
      <style:table-column-properties style:column-width="0.2951in"/>
    </style:style>
    <style:style style:name="TableColumn176" style:family="table-column">
      <style:table-column-properties style:column-width="0.2951in"/>
    </style:style>
    <style:style style:name="TableColumn177" style:family="table-column">
      <style:table-column-properties style:column-width="0.2951in"/>
    </style:style>
    <style:style style:name="Table170" style:family="table">
      <style:table-properties style:width="2.0666in" fo:margin-left="0in" table:align="left"/>
    </style:style>
    <style:style style:name="TableRow178" style:family="table-row">
      <style:table-row-properties/>
    </style:style>
    <style:style style:name="TableCell179" style:family="table-cell">
      <style:table-cell-properties fo:border-top="0.0138in solid #4BACC6" fo:border-left="0.0138in solid #4BACC6" fo:border-bottom="0.0312in solid #4BACC6" fo:border-right="0.0138in solid #4BACC6" fo:padding-top="0in" fo:padding-left="0.075in" fo:padding-bottom="0in" fo:padding-right="0.075in"/>
    </style:style>
    <style:style style:name="P180" style:parent-style-name="Standard" style:family="paragraph">
      <style:text-properties style:font-name="Cambria" style:font-name-asian="Times New Roman" style:font-name-complex="Times New Roman" fo:font-weight="bold" style:font-weight-asian="bold" style:font-weight-complex="bold" fo:font-size="16pt" style:font-size-asian="16pt" fo:language="es" fo:country="MX"/>
    </style:style>
    <style:style style:name="TableCell181" style:family="table-cell">
      <style:table-cell-properties fo:border-top="0.0138in solid #4BACC6" fo:border-left="0.0138in solid #4BACC6" fo:border-bottom="0.0312in solid #4BACC6" fo:border-right="0.0138in solid #4BACC6" fo:padding-top="0in" fo:padding-left="0.075in" fo:padding-bottom="0in" fo:padding-right="0.075in"/>
    </style:style>
    <style:style style:name="P182" style:parent-style-name="Standard" style:family="paragraph">
      <style:text-properties style:font-name="Cambria" style:font-name-asian="Times New Roman" style:font-name-complex="Times New Roman" fo:font-weight="bold" style:font-weight-asian="bold" style:font-weight-complex="bold" fo:font-size="16pt" style:font-size-asian="16pt"/>
    </style:style>
    <style:style style:name="TableCell183" style:family="table-cell">
      <style:table-cell-properties fo:border-top="0.0138in solid #4BACC6" fo:border-left="0.0138in solid #4BACC6" fo:border-bottom="0.0312in solid #4BACC6" fo:border-right="0.0138in solid #4BACC6" fo:padding-top="0in" fo:padding-left="0.075in" fo:padding-bottom="0in" fo:padding-right="0.075in"/>
    </style:style>
    <style:style style:name="P184" style:parent-style-name="Standard" style:family="paragraph">
      <style:text-properties style:font-name="Cambria" style:font-name-asian="Times New Roman" style:font-name-complex="Times New Roman" fo:font-weight="bold" style:font-weight-asian="bold" style:font-weight-complex="bold" fo:font-size="16pt" style:font-size-asian="16pt"/>
    </style:style>
    <style:style style:name="TableCell185" style:family="table-cell">
      <style:table-cell-properties fo:border-top="0.0138in solid #4BACC6" fo:border-left="0.0138in solid #4BACC6" fo:border-bottom="0.0312in solid #4BACC6" fo:border-right="0.0138in solid #4BACC6" fo:padding-top="0in" fo:padding-left="0.075in" fo:padding-bottom="0in" fo:padding-right="0.075in"/>
    </style:style>
    <style:style style:name="P186" style:parent-style-name="Standard" style:family="paragraph">
      <style:text-properties style:font-name="Cambria" style:font-name-asian="Times New Roman" style:font-name-complex="Times New Roman" fo:font-weight="bold" style:font-weight-asian="bold" style:font-weight-complex="bold" fo:font-size="16pt" style:font-size-asian="16pt"/>
    </style:style>
    <style:style style:name="TableCell187" style:family="table-cell">
      <style:table-cell-properties fo:border-top="0.0138in solid #4BACC6" fo:border-left="0.0138in solid #4BACC6" fo:border-bottom="0.0312in solid #4BACC6" fo:border-right="0.0138in solid #4BACC6" fo:padding-top="0in" fo:padding-left="0.075in" fo:padding-bottom="0in" fo:padding-right="0.075in"/>
    </style:style>
    <style:style style:name="P188" style:parent-style-name="Standard" style:family="paragraph">
      <style:text-properties style:font-name="Cambria" style:font-name-asian="Times New Roman" style:font-name-complex="Times New Roman" fo:font-weight="bold" style:font-weight-asian="bold" style:font-weight-complex="bold" fo:font-size="16pt" style:font-size-asian="16pt"/>
    </style:style>
    <style:style style:name="TableCell189" style:family="table-cell">
      <style:table-cell-properties fo:border-top="0.0138in solid #4BACC6" fo:border-left="0.0138in solid #4BACC6" fo:border-bottom="0.0312in solid #4BACC6" fo:border-right="0.0138in solid #4BACC6" fo:padding-top="0in" fo:padding-left="0.075in" fo:padding-bottom="0in" fo:padding-right="0.075in"/>
    </style:style>
    <style:style style:name="P190" style:parent-style-name="Standard" style:family="paragraph">
      <style:text-properties style:font-name="Cambria" style:font-name-asian="Times New Roman" style:font-name-complex="Times New Roman" fo:font-weight="bold" style:font-weight-asian="bold" style:font-weight-complex="bold" fo:font-size="16pt" style:font-size-asian="16pt"/>
    </style:style>
    <style:style style:name="TableCell191" style:family="table-cell">
      <style:table-cell-properties fo:border-top="0.0138in solid #4BACC6" fo:border-left="0.0138in solid #4BACC6" fo:border-bottom="0.0312in solid #4BACC6" fo:border-right="0.0138in solid #4BACC6" fo:padding-top="0in" fo:padding-left="0.075in" fo:padding-bottom="0in" fo:padding-right="0.075in"/>
    </style:style>
    <style:style style:name="T192" style:parent-style-name="Fuentedepárrafopredeter." style:family="text">
      <style:text-properties style:font-name="Cambria" style:font-name-asian="Times New Roman" style:font-name-complex="Times New Roman" fo:font-weight="bold" style:font-weight-asian="bold" style:font-weight-complex="bold" fo:font-size="16pt" style:font-size-asian="16pt" fo:language="es" fo:country="MX" style:language-asian="es" style:country-asian="MX" style:language-complex="ar" style:country-complex="SA"/>
    </style:style>
    <style:style style:name="T193" style:parent-style-name="Fuentedepárrafopredeter." style:family="text">
      <style:text-properties style:font-name="Cambria" style:font-name-asian="Times New Roman" style:font-name-complex="Times New Roman" fo:font-weight="bold" style:font-weight-asian="bold" style:font-weight-complex="bold" fo:font-size="16pt" style:font-size-asian="16pt"/>
    </style:style>
    <style:style style:name="TableRow194" style:family="table-row">
      <style:table-row-properties/>
    </style:style>
    <style:style style:name="TableCell195" style:family="table-cell">
      <style:table-cell-properties fo:border="0.0138in solid #4BACC6" fo:background-color="#D2EAF1" fo:padding-top="0in" fo:padding-left="0.075in" fo:padding-bottom="0in" fo:padding-right="0.075in"/>
    </style:style>
    <style:style style:name="P196" style:parent-style-name="Standard" style:family="paragraph">
      <style:text-properties style:font-name="Cambria" style:font-name-asian="Times New Roman" style:font-name-complex="Times New Roman" fo:font-weight="bold" style:font-weight-asian="bold" style:font-weight-complex="bold" fo:font-size="16pt" style:font-size-asian="16pt"/>
    </style:style>
    <style:style style:name="TableCell197" style:family="table-cell">
      <style:table-cell-properties fo:border="0.0138in solid #4BACC6" fo:background-color="#D2EAF1" fo:padding-top="0in" fo:padding-left="0.075in" fo:padding-bottom="0in" fo:padding-right="0.075in"/>
    </style:style>
    <style:style style:name="P198" style:parent-style-name="Standard" style:family="paragraph">
      <style:text-properties style:font-name="Cambria" fo:font-size="16pt" style:font-size-asian="16pt"/>
    </style:style>
    <style:style style:name="TableCell199" style:family="table-cell">
      <style:table-cell-properties fo:border="0.0138in solid #4BACC6" fo:background-color="#D2EAF1" fo:padding-top="0in" fo:padding-left="0.075in" fo:padding-bottom="0in" fo:padding-right="0.075in"/>
    </style:style>
    <style:style style:name="P200" style:parent-style-name="Standard" style:family="paragraph">
      <style:text-properties style:font-name="Cambria" fo:font-size="16pt" style:font-size-asian="16pt"/>
    </style:style>
    <style:style style:name="TableCell201" style:family="table-cell">
      <style:table-cell-properties fo:border="0.0138in solid #4BACC6" fo:background-color="#D2EAF1" fo:padding-top="0in" fo:padding-left="0.075in" fo:padding-bottom="0in" fo:padding-right="0.075in"/>
    </style:style>
    <style:style style:name="P202" style:parent-style-name="Standard" style:family="paragraph">
      <style:text-properties style:font-name="Cambria" fo:font-size="16pt" style:font-size-asian="16pt"/>
    </style:style>
    <style:style style:name="TableCell203" style:family="table-cell">
      <style:table-cell-properties fo:border="0.0138in solid #4BACC6" fo:background-color="#D2EAF1" fo:padding-top="0in" fo:padding-left="0.075in" fo:padding-bottom="0in" fo:padding-right="0.075in"/>
    </style:style>
    <style:style style:name="P204" style:parent-style-name="Standard" style:family="paragraph">
      <style:text-properties style:font-name="Cambria" fo:font-size="16pt" style:font-size-asian="16pt"/>
    </style:style>
    <style:style style:name="TableCell205" style:family="table-cell">
      <style:table-cell-properties fo:border="0.0138in solid #4BACC6" fo:background-color="#D2EAF1" fo:padding-top="0in" fo:padding-left="0.075in" fo:padding-bottom="0in" fo:padding-right="0.075in"/>
    </style:style>
    <style:style style:name="P206" style:parent-style-name="Standard" style:family="paragraph">
      <style:text-properties style:font-name="Cambria" fo:font-size="16pt" style:font-size-asian="16pt"/>
    </style:style>
    <style:style style:name="TableCell207" style:family="table-cell">
      <style:table-cell-properties fo:border="0.0138in solid #4BACC6" fo:background-color="#D2EAF1" fo:padding-top="0in" fo:padding-left="0.075in" fo:padding-bottom="0in" fo:padding-right="0.075in"/>
    </style:style>
    <style:style style:name="P208" style:parent-style-name="Standard" style:family="paragraph">
      <style:text-properties style:font-name="Cambria" fo:font-size="16pt" style:font-size-asian="16pt"/>
    </style:style>
    <style:style style:name="P209" style:parent-style-name="Standard" style:family="paragraph">
      <style:paragraph-properties fo:margin-left="0.5in">
        <style:tab-stops/>
      </style:paragraph-properties>
      <style:text-properties style:font-name="Cambria" fo:font-size="16pt" style:font-size-asian="16pt" fo:language="es" fo:country="MX"/>
    </style:style>
    <style:style style:name="P210" style:parent-style-name="Standard" style:family="paragraph">
      <style:paragraph-properties fo:margin-left="0.5in">
        <style:tab-stops/>
      </style:paragraph-properties>
      <style:text-properties style:font-name="Cambria" fo:font-size="16pt" style:font-size-asian="16pt" fo:language="es" fo:country="MX"/>
    </style:style>
    <style:style style:name="P211" style:parent-style-name="Standard" style:family="paragraph">
      <style:paragraph-properties fo:margin-left="0.5in">
        <style:tab-stops/>
      </style:paragraph-properties>
      <style:text-properties style:font-name="Cambria" fo:font-size="16pt" style:font-size-asian="16pt" fo:language="es" fo:country="MX"/>
    </style:style>
    <style:style style:name="P212" style:parent-style-name="Standard" style:family="paragraph">
      <style:text-properties style:font-name="Cambria" fo:font-size="16pt" style:font-size-asian="16pt" fo:language="es" fo:country="MX"/>
    </style:style>
    <style:style style:name="P213" style:parent-style-name="Standard" style:family="paragraph">
      <style:paragraph-properties fo:margin-left="0.5in">
        <style:tab-stops/>
      </style:paragraph-properties>
      <style:text-properties style:font-name="Cambria" fo:font-size="16pt" style:font-size-asian="16pt" fo:language="es" fo:country="MX"/>
    </style:style>
    <style:style style:name="TableColumn215" style:family="table-column">
      <style:table-column-properties style:column-width="0.2951in"/>
    </style:style>
    <style:style style:name="TableColumn216" style:family="table-column">
      <style:table-column-properties style:column-width="0.2951in"/>
    </style:style>
    <style:style style:name="TableColumn217" style:family="table-column">
      <style:table-column-properties style:column-width="0.2951in"/>
    </style:style>
    <style:style style:name="TableColumn218" style:family="table-column">
      <style:table-column-properties style:column-width="0.2958in"/>
    </style:style>
    <style:style style:name="TableColumn219" style:family="table-column">
      <style:table-column-properties style:column-width="0.2951in"/>
    </style:style>
    <style:style style:name="TableColumn220" style:family="table-column">
      <style:table-column-properties style:column-width="0.2951in"/>
    </style:style>
    <style:style style:name="TableColumn221" style:family="table-column">
      <style:table-column-properties style:column-width="0.2951in"/>
    </style:style>
    <style:style style:name="Table214" style:family="table">
      <style:table-properties style:width="2.0666in" fo:margin-left="0in" table:align="left"/>
    </style:style>
    <style:style style:name="TableRow222" style:family="table-row">
      <style:table-row-properties/>
    </style:style>
    <style:style style:name="TableCell223" style:family="table-cell">
      <style:table-cell-properties fo:border-top="0.0138in solid #4BACC6" fo:border-left="0.0138in solid #4BACC6" fo:border-bottom="0.0312in solid #4BACC6" fo:border-right="0.0138in solid #4BACC6" fo:padding-top="0in" fo:padding-left="0.075in" fo:padding-bottom="0in" fo:padding-right="0.075in"/>
    </style:style>
    <style:style style:name="P224" style:parent-style-name="Standard" style:family="paragraph">
      <style:text-properties style:font-name="Cambria" style:font-name-asian="Times New Roman" style:font-name-complex="Times New Roman" fo:font-weight="bold" style:font-weight-asian="bold" style:font-weight-complex="bold" fo:font-size="16pt" style:font-size-asian="16pt" fo:language="es" fo:country="MX"/>
    </style:style>
    <style:style style:name="TableCell225" style:family="table-cell">
      <style:table-cell-properties fo:border-top="0.0138in solid #4BACC6" fo:border-left="0.0138in solid #4BACC6" fo:border-bottom="0.0312in solid #4BACC6" fo:border-right="0.0138in solid #4BACC6" fo:padding-top="0in" fo:padding-left="0.075in" fo:padding-bottom="0in" fo:padding-right="0.075in"/>
    </style:style>
    <style:style style:name="P226" style:parent-style-name="Standard" style:family="paragraph">
      <style:text-properties style:font-name="Cambria" style:font-name-asian="Times New Roman" style:font-name-complex="Times New Roman" fo:font-weight="bold" style:font-weight-asian="bold" style:font-weight-complex="bold" fo:font-size="16pt" style:font-size-asian="16pt" fo:language="es" fo:country="MX"/>
    </style:style>
    <style:style style:name="TableCell227" style:family="table-cell">
      <style:table-cell-properties fo:border-top="0.0138in solid #4BACC6" fo:border-left="0.0138in solid #4BACC6" fo:border-bottom="0.0312in solid #4BACC6" fo:border-right="0.0138in solid #4BACC6" fo:padding-top="0in" fo:padding-left="0.075in" fo:padding-bottom="0in" fo:padding-right="0.075in"/>
    </style:style>
    <style:style style:name="P228" style:parent-style-name="Standard" style:family="paragraph">
      <style:text-properties style:font-name="Cambria" style:font-name-asian="Times New Roman" style:font-name-complex="Times New Roman" fo:font-weight="bold" style:font-weight-asian="bold" style:font-weight-complex="bold" fo:font-size="16pt" style:font-size-asian="16pt" fo:language="es" fo:country="MX"/>
    </style:style>
    <style:style style:name="TableCell229" style:family="table-cell">
      <style:table-cell-properties fo:border-top="0.0138in solid #4BACC6" fo:border-left="0.0138in solid #4BACC6" fo:border-bottom="0.0312in solid #4BACC6" fo:border-right="0.0138in solid #4BACC6" fo:padding-top="0in" fo:padding-left="0.075in" fo:padding-bottom="0in" fo:padding-right="0.075in"/>
    </style:style>
    <style:style style:name="P230" style:parent-style-name="Standard" style:family="paragraph">
      <style:text-properties style:font-name="Cambria" style:font-name-asian="Times New Roman" style:font-name-complex="Times New Roman" fo:font-weight="bold" style:font-weight-asian="bold" style:font-weight-complex="bold" fo:font-size="16pt" style:font-size-asian="16pt" fo:language="es" fo:country="MX"/>
    </style:style>
    <style:style style:name="TableCell231" style:family="table-cell">
      <style:table-cell-properties fo:border-top="0.0138in solid #4BACC6" fo:border-left="0.0138in solid #4BACC6" fo:border-bottom="0.0312in solid #4BACC6" fo:border-right="0.0138in solid #4BACC6" fo:padding-top="0in" fo:padding-left="0.075in" fo:padding-bottom="0in" fo:padding-right="0.075in"/>
    </style:style>
    <style:style style:name="P232" style:parent-style-name="Standard" style:family="paragraph">
      <style:text-properties style:font-name="Cambria" style:font-name-asian="Times New Roman" style:font-name-complex="Times New Roman" fo:font-weight="bold" style:font-weight-asian="bold" style:font-weight-complex="bold" fo:font-size="16pt" style:font-size-asian="16pt" fo:language="es" fo:country="MX"/>
    </style:style>
    <style:style style:name="TableCell233" style:family="table-cell">
      <style:table-cell-properties fo:border-top="0.0138in solid #4BACC6" fo:border-left="0.0138in solid #4BACC6" fo:border-bottom="0.0312in solid #4BACC6" fo:border-right="0.0138in solid #4BACC6" fo:padding-top="0in" fo:padding-left="0.075in" fo:padding-bottom="0in" fo:padding-right="0.075in"/>
    </style:style>
    <style:style style:name="P234" style:parent-style-name="Standard" style:family="paragraph">
      <style:text-properties style:font-name="Cambria" style:font-name-asian="Times New Roman" style:font-name-complex="Times New Roman" fo:font-weight="bold" style:font-weight-asian="bold" style:font-weight-complex="bold" fo:font-size="16pt" style:font-size-asian="16pt" fo:language="es" fo:country="MX"/>
    </style:style>
    <style:style style:name="TableCell235" style:family="table-cell">
      <style:table-cell-properties fo:border-top="0.0138in solid #4BACC6" fo:border-left="0.0138in solid #4BACC6" fo:border-bottom="0.0312in solid #4BACC6" fo:border-right="0.0138in solid #4BACC6" fo:padding-top="0in" fo:padding-left="0.075in" fo:padding-bottom="0in" fo:padding-right="0.075in"/>
    </style:style>
    <style:style style:name="T236" style:parent-style-name="Fuentedepárrafopredeter." style:family="text">
      <style:text-properties style:font-name="Cambria" style:font-name-asian="Times New Roman" style:font-name-complex="Times New Roman" fo:font-weight="bold" style:font-weight-asian="bold" style:font-weight-complex="bold" fo:font-size="16pt" style:font-size-asian="16pt" fo:language="es" fo:country="MX" style:language-asian="es" style:country-asian="MX" style:language-complex="ar" style:country-complex="SA"/>
    </style:style>
    <style:style style:name="T237" style:parent-style-name="Fuentedepárrafopredeter." style:family="text">
      <style:text-properties style:font-name="Cambria" style:font-name-asian="Times New Roman" style:font-name-complex="Times New Roman" fo:font-weight="bold" style:font-weight-asian="bold" style:font-weight-complex="bold" fo:font-size="16pt" style:font-size-asian="16pt" fo:language="es" fo:country="MX"/>
    </style:style>
    <style:style style:name="TableRow238" style:family="table-row">
      <style:table-row-properties/>
    </style:style>
    <style:style style:name="TableCell239" style:family="table-cell">
      <style:table-cell-properties fo:border="0.0138in solid #4BACC6" fo:background-color="#D2EAF1" fo:padding-top="0in" fo:padding-left="0.075in" fo:padding-bottom="0in" fo:padding-right="0.075in"/>
    </style:style>
    <style:style style:name="P240" style:parent-style-name="Standard" style:family="paragraph">
      <style:text-properties style:font-name="Cambria" style:font-name-asian="Times New Roman" style:font-name-complex="Times New Roman" fo:font-weight="bold" style:font-weight-asian="bold" style:font-weight-complex="bold" fo:font-size="16pt" style:font-size-asian="16pt" fo:language="es" fo:country="MX"/>
    </style:style>
    <style:style style:name="TableCell241" style:family="table-cell">
      <style:table-cell-properties fo:border="0.0138in solid #4BACC6" fo:background-color="#D2EAF1" fo:padding-top="0in" fo:padding-left="0.075in" fo:padding-bottom="0in" fo:padding-right="0.075in"/>
    </style:style>
    <style:style style:name="P242" style:parent-style-name="Standard" style:family="paragraph">
      <style:text-properties style:font-name="Cambria" fo:font-size="16pt" style:font-size-asian="16pt" fo:language="es" fo:country="MX"/>
    </style:style>
    <style:style style:name="TableCell243" style:family="table-cell">
      <style:table-cell-properties fo:border="0.0138in solid #4BACC6" fo:background-color="#D2EAF1" fo:padding-top="0in" fo:padding-left="0.075in" fo:padding-bottom="0in" fo:padding-right="0.075in"/>
    </style:style>
    <style:style style:name="P244" style:parent-style-name="Standard" style:family="paragraph">
      <style:text-properties style:font-name="Cambria" fo:font-size="16pt" style:font-size-asian="16pt" fo:language="es" fo:country="MX"/>
    </style:style>
    <style:style style:name="TableCell245" style:family="table-cell">
      <style:table-cell-properties fo:border="0.0138in solid #4BACC6" fo:background-color="#D2EAF1" fo:padding-top="0in" fo:padding-left="0.075in" fo:padding-bottom="0in" fo:padding-right="0.075in"/>
    </style:style>
    <style:style style:name="P246" style:parent-style-name="Standard" style:family="paragraph">
      <style:text-properties style:font-name="Cambria" fo:font-size="16pt" style:font-size-asian="16pt" fo:language="es" fo:country="MX"/>
    </style:style>
    <style:style style:name="TableCell247" style:family="table-cell">
      <style:table-cell-properties fo:border="0.0138in solid #4BACC6" fo:background-color="#D2EAF1" fo:padding-top="0in" fo:padding-left="0.075in" fo:padding-bottom="0in" fo:padding-right="0.075in"/>
    </style:style>
    <style:style style:name="P248" style:parent-style-name="Standard" style:family="paragraph">
      <style:text-properties style:font-name="Cambria" fo:font-size="16pt" style:font-size-asian="16pt" fo:language="es" fo:country="MX"/>
    </style:style>
    <style:style style:name="TableCell249" style:family="table-cell">
      <style:table-cell-properties fo:border="0.0138in solid #4BACC6" fo:background-color="#D2EAF1" fo:padding-top="0in" fo:padding-left="0.075in" fo:padding-bottom="0in" fo:padding-right="0.075in"/>
    </style:style>
    <style:style style:name="P250" style:parent-style-name="Standard" style:family="paragraph">
      <style:text-properties style:font-name="Cambria" fo:font-size="16pt" style:font-size-asian="16pt" fo:language="es" fo:country="MX"/>
    </style:style>
    <style:style style:name="TableCell251" style:family="table-cell">
      <style:table-cell-properties fo:border="0.0138in solid #4BACC6" fo:background-color="#D2EAF1" fo:padding-top="0in" fo:padding-left="0.075in" fo:padding-bottom="0in" fo:padding-right="0.075in"/>
    </style:style>
    <style:style style:name="P252" style:parent-style-name="Standard" style:family="paragraph">
      <style:text-properties style:font-name="Cambria" fo:font-size="16pt" style:font-size-asian="16pt" fo:language="es" fo:country="MX"/>
    </style:style>
    <style:style style:name="P253" style:parent-style-name="Standard" style:family="paragraph">
      <style:paragraph-properties fo:margin-left="0.5in">
        <style:tab-stops/>
      </style:paragraph-properties>
    </style:style>
    <style:style style:name="T254" style:parent-style-name="Fuentedepárrafopredeter." style:family="text">
      <style:text-properties style:font-name="Cambria" fo:font-size="16pt" style:font-size-asian="16pt" fo:language="es" fo:country="MX" style:language-asian="es" style:country-asian="MX" style:language-complex="ar" style:country-complex="SA"/>
    </style:style>
    <style:style style:name="T255" style:parent-style-name="Fuentedepárrafopredeter." style:family="text">
      <style:text-properties style:font-name="Cambria" fo:font-size="16pt" style:font-size-asian="16pt" fo:language="es" fo:country="MX"/>
    </style:style>
    <style:style style:name="P256" style:parent-style-name="Standard" style:family="paragraph">
      <style:paragraph-properties fo:margin-left="0.25in">
        <style:tab-stops/>
      </style:paragraph-properties>
      <style:text-properties style:font-name="Cambria" fo:font-size="16pt" style:font-size-asian="16pt" fo:language="es" fo:country="MX"/>
    </style:style>
    <style:style style:name="P257" style:parent-style-name="Standard" style:family="paragraph">
      <style:paragraph-properties fo:margin-left="0.25in">
        <style:tab-stops/>
      </style:paragraph-properties>
      <style:text-properties style:font-name="Cambria" fo:font-size="16pt" style:font-size-asian="16pt" fo:language="es" fo:country="MX"/>
    </style:style>
    <style:style style:name="P258" style:parent-style-name="Standard" style:family="paragraph">
      <style:text-properties style:font-name="Cambria" fo:font-size="16pt" style:font-size-asian="16pt" fo:language="es" fo:country="MX"/>
    </style:style>
    <style:style style:name="P259" style:parent-style-name="Standard" style:family="paragraph">
      <style:text-properties style:font-name="Cambria" fo:font-size="16pt" style:font-size-asian="16pt" fo:language="es" fo:country="MX"/>
    </style:style>
    <style:style style:name="P260" style:parent-style-name="Standard" style:family="paragraph">
      <style:text-properties style:font-name="Cambria" fo:font-size="16pt" style:font-size-asian="16pt" fo:language="es" fo:country="MX"/>
    </style:style>
    <style:style style:name="P261" style:parent-style-name="Standard" style:family="paragraph">
      <style:text-properties style:font-name="Cambria" fo:font-size="16pt" style:font-size-asian="16pt" fo:language="es" fo:country="MX"/>
    </style:style>
    <style:style style:name="P262" style:parent-style-name="Standard" style:family="paragraph">
      <style:text-properties style:font-name="Cambria" fo:font-size="16pt" style:font-size-asian="16pt" fo:language="es" fo:country="MX"/>
    </style:style>
    <style:style style:name="P263" style:parent-style-name="Standard" style:family="paragraph">
      <style:text-properties style:font-name="Cambria" fo:font-size="16pt" style:font-size-asian="16pt"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2778in solid #4bacc6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/>
            <text:p text:style-name="P40"><text:tab/>Juan Alfredo Cruz Carlon</text:p>
            <table:table table:style-name="Table41">
              <table:table-columns>
                <table:table-column table:style-name="TableColumn42"/>
              </table:table-columns>
              <table:table-row table:style-name="TableRow43">
                <table:table-cell table:style-name="TableCell44">
                  <text:p text:style-name="P45"/>
                  <text:p text:style-name="P46"><text:s text:c="13"/>Juan Alfredo Cruz Carlon</text:p>
                </table:table-cell>
              </table:table-row>
              <table:table-row table:style-name="TableRow47">
                <table:table-cell table:style-name="TableCell48">
                  <text:p text:style-name="P49"/>
                  <text:p text:style-name="P50"><text:s text:c="13"/>Fundamentos de Programacion<text:s/></text:p>
                </table:table-cell>
              </table:table-row>
              <table:table-row table:style-name="TableRow51">
                <table:table-cell table:style-name="TableCell52">
                  <text:p text:style-name="P53"/>
                  <text:p text:style-name="P54"><text:tab/>1107</text:p>
                </table:table-cell>
              </table:table-row>
            </table:table>
            <text:p text:style-name="P55"/>
            <table:table table:style-name="Table56">
              <table:table-columns>
                <table:table-column table:style-name="TableColumn57"/>
              </table:table-columns>
              <table:table-row table:style-name="TableRow58">
                <table:table-cell table:style-name="TableCell59">
                  <text:p text:style-name="P60"/>
                  <text:p text:style-name="P61"><text:s text:c="13"/>Juan Alfredo Cruz Carlon</text:p>
                </table:table-cell>
              </table:table-row>
              <table:table-row table:style-name="TableRow62">
                <table:table-cell table:style-name="TableCell63">
                  <text:p text:style-name="P64"/>
                  <text:p text:style-name="P65"><text:s text:c="13"/>Fundamentos de Programacion<text:s/></text:p>
                </table:table-cell>
              </table:table-row>
              <table:table-row table:style-name="TableRow66">
                <table:table-cell table:style-name="TableCell67">
                  <text:p text:style-name="P68"/>
                  <text:p text:style-name="P69"><text:tab/>1107</text:p>
                </table:table-cell>
              </table:table-row>
            </table:table>
            <text:p text:style-name="P70"><text:s/></text:p>
          </table:table-cell>
        </table:table-row>
        <table:table-row table:style-name="TableRow71">
          <table:table-cell table:style-name="TableCell72">
            <text:p text:style-name="P73"/>
            <text:p text:style-name="P74">Asignatura:</text:p>
          </table:table-cell>
          <table:table-cell table:style-name="TableCell75">
            <text:p text:style-name="P76"/>
            <text:p text:style-name="P77"><text:s text:c="26"/>Fundamentos de Programacion</text:p>
          </table:table-cell>
        </table:table-row>
        <table:table-row table:style-name="TableRow78">
          <table:table-cell table:style-name="TableCell79">
            <text:p text:style-name="P80"/>
            <text:p text:style-name="P81">Grupo:</text:p>
          </table:table-cell>
          <table:table-cell table:style-name="TableCell82">
            <text:p text:style-name="P83"/>
            <text:p text:style-name="P84"><text:s text:c="27"/>1107</text:p>
          </table:table-cell>
        </table:table-row>
        <table:table-row table:style-name="TableRow85">
          <table:table-cell table:style-name="TableCell86">
            <text:p text:style-name="P87"/>
            <text:p text:style-name="P88">No de Práctica(s):</text:p>
          </table:table-cell>
          <table:table-cell table:style-name="TableCell89">
            <text:p text:style-name="P90"/>
            <text:p text:style-name="P91"><text:tab/>3</text:p>
          </table:table-cell>
        </table:table-row>
        <table:table-row table:style-name="TableRow92">
          <table:table-cell table:style-name="TableCell93">
            <text:p text:style-name="P94"/>
            <text:p text:style-name="P95">Integrante(s):</text:p>
          </table:table-cell>
          <table:table-cell table:style-name="TableCell96">
            <text:p text:style-name="P97"/>
            <text:p text:style-name="P98"><text:tab/>Nieto Escamilla Karla</text:p>
          </table:table-cell>
        </table:table-row>
        <table:table-row table:style-name="TableRow99">
          <table:table-cell table:style-name="TableCell100">
            <text:p text:style-name="P101"/>
            <text:p text:style-name="P102">Semestre:</text:p>
          </table:table-cell>
          <table:table-cell table:style-name="TableCell103">
            <text:p text:style-name="P104"/>
            <text:p text:style-name="P105"><text:tab/>2018-1</text:p>
          </table:table-cell>
        </table:table-row>
        <table:table-row table:style-name="TableRow106">
          <table:table-cell table:style-name="TableCell107">
            <text:p text:style-name="P108"/>
            <text:p text:style-name="P109"><text:span text:style-name="T110">Fecha de entrega:</text:span></text:p>
          </table:table-cell>
          <table:table-cell table:style-name="TableCell111">
            <text:p text:style-name="P112"/>
            <text:p text:style-name="P113"><text:s text:c="27"/>07/09/2017</text:p>
          </table:table-cell>
        </table:table-row>
        <table:table-row table:style-name="TableRow114">
          <table:table-cell table:style-name="TableCell115">
            <text:p text:style-name="P116"/>
            <text:p text:style-name="P117"><text:span text:style-name="T118">Obervaciones:</text:span></text:p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</table:table-row>
      </table:table>
      <text:p text:style-name="Standard"/>
      <text:p text:style-name="Standard"/>
      <text:p text:style-name="P126"><text:tab/><text:tab/><text:tab/><text:tab/><text:tab/>CALIFICACIÓN: __________</text:p>
      <text:p text:style-name="P127"/>
      <text:p text:style-name="P128"/>
      <text:p text:style-name="P129"/>
      <text:p text:style-name="P130"/>
      <text:soft-page-break/>
      <text:p text:style-name="Standard"><text:span text:style-name="T131"><draw:frame draw:z-index="251661312" draw:id="id1" draw:style-name="a2" draw:name="4 Cuadro de texto" text:anchor-type="paragraph" svg:x="0.16042in" svg:y="0.14583in" svg:width="6.51042in" svg:height="0.66667in" style:rel-width="scale" style:rel-height="scale"><draw:text-box><text:p text:style-name="P132">Metodo<text:s/>para incrementar un número</text:p></draw:text-box><svg:title/><svg:desc/></draw:frame></text:span></text:p>
      <text:p text:style-name="P133"/>
      <text:p text:style-name="P134"/>
      <text:p text:style-name="P135"/>
      <text:p text:style-name="P136"/>
      <text:list text:style-name="LFO1" text:continue-numbering="true">
        <text:list-item>
          <text:p text:style-name="P137"><text:span text:style-name="T138"><text:s/>Escribir de forma horizontal el número que se quiere incrementar a manera que cada digito ocupe una casilla:</text:span></text:p>
        </text:list-item>
      </text:list>
      <text:p text:style-name="P139"/>
      <text:p text:style-name="P140"/>
      <table:table table:style-name="Table141">
        <table:table-columns>
          <table:table-column table:style-name="TableColumn142"/>
          <table:table-column table:style-name="TableColumn143"/>
          <table:table-column table:style-name="TableColumn144"/>
          <table:table-column table:style-name="TableColumn145"/>
          <table:table-column table:style-name="TableColumn146"/>
          <table:table-column table:style-name="TableColumn147"/>
          <table:table-column table:style-name="TableColumn148"/>
        </table:table-columns>
        <table:table-row table:style-name="TableRow149">
          <table:table-cell table:style-name="TableCell150">
            <text:p text:style-name="P151"/>
          </table:table-cell>
          <table:table-cell table:style-name="TableCell152">
            <text:p text:style-name="P153">3</text:p>
          </table:table-cell>
          <table:table-cell table:style-name="TableCell154">
            <text:p text:style-name="P155">4</text:p>
          </table:table-cell>
          <table:table-cell table:style-name="TableCell156">
            <text:p text:style-name="P157">3</text:p>
          </table:table-cell>
          <table:table-cell table:style-name="TableCell158">
            <text:p text:style-name="P159">6</text:p>
          </table:table-cell>
          <table:table-cell table:style-name="TableCell160">
            <text:p text:style-name="P161">9</text:p>
          </table:table-cell>
          <table:table-cell table:style-name="TableCell162">
            <text:p text:style-name="P163">9</text:p>
          </table:table-cell>
        </table:table-row>
      </table:table>
      <text:p text:style-name="P164"/>
      <text:p text:style-name="P165"/>
      <text:p text:style-name="P166"/>
      <text:list text:style-name="LFO2" text:continue-numbering="true">
        <text:list-item>
          <text:p text:style-name="P167">Al último dígito, siendo este el que este más a la derecho, se le incrementara una unidad,<text:s/>número que se escribirá en la casilla de abajo del original.</text:p>
        </text:list-item>
      </text:list>
      <text:p text:style-name="P168"><text:s text:c="3"/>*Se utilizara una escala del cero al nueve.<text:s/></text:p>
      <text:p text:style-name="P169"/>
      <table:table table:style-name="Table170">
        <table:table-columns>
          <table:table-column table:style-name="TableColumn171"/>
          <table:table-column table:style-name="TableColumn172"/>
          <table:table-column table:style-name="TableColumn173"/>
          <table:table-column table:style-name="TableColumn174"/>
          <table:table-column table:style-name="TableColumn175"/>
          <table:table-column table:style-name="TableColumn176"/>
          <table:table-column table:style-name="TableColumn177"/>
        </table:table-columns>
        <table:table-row table:style-name="TableRow178">
          <table:table-cell table:style-name="TableCell179">
            <text:p text:style-name="P180"/>
          </table:table-cell>
          <table:table-cell table:style-name="TableCell181">
            <text:p text:style-name="P182">3</text:p>
          </table:table-cell>
          <table:table-cell table:style-name="TableCell183">
            <text:p text:style-name="P184">4</text:p>
          </table:table-cell>
          <table:table-cell table:style-name="TableCell185">
            <text:p text:style-name="P186">3</text:p>
          </table:table-cell>
          <table:table-cell table:style-name="TableCell187">
            <text:p text:style-name="P188">6</text:p>
          </table:table-cell>
          <table:table-cell table:style-name="TableCell189">
            <text:p text:style-name="P190">9</text:p>
          </table:table-cell>
          <table:table-cell table:style-name="TableCell191">
            <text:p text:style-name="Standard"><text:span text:style-name="T192"><draw:custom-shape svg:x="0.31944in" svg:y="0.09236in" svg:width="0.15625in" svg:height="0.26042in" draw:z-index="251666432" draw:id="id2" draw:style-name="a3" draw:name="3 Flecha curvada hacia la izquierda" text:anchor-type="paragraph"><svg:title/><svg:desc/><draw:enhanced-geometry draw:path-stretchpoint-x="21600" draw:path-stretchpoint-y="21600" draw:type="non-primitive" svg:viewBox="0 0 21600 21600" draw:enhanced-path="S M ?f11 ?f42 L ?f36 ?f59 ?f36 ?f54 A ?f114 ?f115 ?f116 ?f117 ?f36 ?f54 ?f111 ?f113  W ?f118 ?f119 ?f120 ?f121 ?f36 ?f54 ?f111 ?f113 A ?f161 ?f162 ?f163 ?f164 ?f111 ?f113 ?f158 ?f160  W ?f165 ?f166 ?f167 ?f168 ?f111 ?f113 ?f158 ?f160 L ?f36 ?f60 Z N S M ?f20 ?f47 A ?f208 ?f209 ?f210 ?f211 ?f20 ?f47 ?f205 ?f207  W ?f212 ?f213 ?f214 ?f215 ?f20 ?f47 ?f205 ?f207 L ?f11 ?f11 A ?f255 ?f256 ?f257 ?f258 ?f11 ?f11 ?f252 ?f254  W ?f259 ?f260 ?f261 ?f262 ?f11 ?f11 ?f252 ?f254 Z N F M ?f20 ?f47 A ?f208 ?f209 ?f210 ?f211 ?f20 ?f47 ?f205 ?f207  W ?f212 ?f213 ?f214 ?f215 ?f20 ?f47 ?f205 ?f207 L ?f11 ?f11 A ?f255 ?f256 ?f257 ?f258 ?f11 ?f11 ?f252 ?f254  W ?f259 ?f260 ?f261 ?f262 ?f11 ?f11 ?f252 ?f254 L ?f20 ?f47 A ?f283 ?f284 ?f285 ?f286 ?f20 ?f47 ?f280 ?f282  W ?f287 ?f288 ?f289 ?f290 ?f20 ?f47 ?f280 ?f282 L ?f36 ?f60 ?f11 ?f42 ?f36 ?f59 ?f36 ?f54 A ?f114 ?f115 ?f116 ?f117 ?f36 ?f54 ?f111 ?f113  W ?f118 ?f119 ?f120 ?f121 ?f36 ?f54 ?f111 ?f113 N" draw:text-areas="?f11 ?f11 ?f20 ?f21" draw:glue-points="?f11 ?f38 ?f36 ?f59 ?f11 ?f42 ?f36 ?f60 ?f20 ?f57" draw:glue-point-leaving-directions="-270, -270, -90, -180, -90" draw:modifiers="0 0 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0 - 5400000"/><draw:equation draw:name="f13" draw:formula="25000"/><draw:equation draw:name="f14" draw:formula="50000"/><draw:equation draw:name="f15" draw:formula="?f8 / 21600"/><draw:equation draw:name="f16" draw:formula="?f7 / 21600"/><draw:equation draw:name="f17" draw:formula="21600 * ?f8"/><draw:equation draw:name="f18" draw:formula="21600 * ?f7"/><draw:equation draw:name="f19" draw:formula="min(?f16, ?f15)"/><draw:equation draw:name="f20" draw:formula="?f17 / ?f9"/><draw:equation draw:name="f21" draw:formula="?f18 / ?f9"/><draw:equation draw:name="f22" draw:formula="?f21 - ?f11"/><draw:equation draw:name="f23" draw:formula="?f20 - ?f11"/><draw:equation draw:name="f24" draw:formula="?f22 / 2"/><draw:equation draw:name="f25" draw:formula="min(?f23, ?f22)"/><draw:equation draw:name="f26" draw:formula="?f23 * ?f23"/><draw:equation draw:name="f27" draw:formula="?f23 * ?f19"/><draw:equation draw:name="f28" draw:formula="?f25 * ?f13"/><draw:equation draw:name="f29" draw:formula="?f25 * ?f14"/><draw:equation draw:name="f30" draw:formula="?f28 / 100000"/><draw:equation draw:name="f31" draw:formula="?f29 / 100000"/><draw:equation draw:name="f32" draw:formula="?f30 + ?f31"/><draw:equation draw:name="f33" draw:formula="?f30 * ?f30"/><draw:equation draw:name="f34" draw:formula="?f31 - ?f30"/><draw:equation draw:name="f35" draw:formula="?f31 / 2"/><draw:equation draw:name="f36" draw:formula="?f11 + ?f30"/><draw:equation draw:name="f37" draw:formula="0 - ?f30"/><draw:equation draw:name="f38" draw:formula="?f30 / 2"/><draw:equation draw:name="f39" draw:formula="?f32 / 4"/><draw:equation draw:name="f40" draw:formula="?f26 - ?f33"/><draw:equation draw:name="f41" draw:formula="?f34 / 2"/><draw:equation draw:name="f42" draw:formula="?f21 - ?f35"/><draw:equation draw:name="f43" draw:formula="0 - ?f38"/><draw:equation draw:name="f44" draw:formula="?f24 - ?f39"/><draw:equation draw:name="f45" draw:formula="sqrt(?f40)"/><draw:equation draw:name="f46" draw:formula="?f44 * 2"/><draw:equation draw:name="f47" draw:formula="?f44 + ?f30"/><draw:equation draw:name="f48" draw:formula="?f45 * ?f44"/><draw:equation draw:name="f49" draw:formula="?f44 * ?f19"/><draw:equation draw:name="f50" draw:formula="?f46 * ?f46"/><draw:equation draw:name="f51" draw:formula="?f48 / ?f23"/><draw:equation draw:name="f52" draw:formula="?f44 + ?f47"/><draw:equation draw:name="f53" draw:formula="?f50 - ?f33"/><draw:equation draw:name="f54" draw:formula="?f44 + ?f51"/><draw:equation draw:name="f55" draw:formula="?f47 + ?f51"/><draw:equation draw:name="f56" draw:formula="0 - ?f51"/><draw:equation draw:name="f57" draw:formula="?f52 / 2"/><draw:equation draw:name="f58" draw:formula="sqrt(?f53)"/><draw:equation draw:name="f59" draw:formula="?f54 - ?f41"/><draw:equation draw:name="f60" draw:formula="?f55 + ?f41"/><draw:equation draw:name="f61" draw:formula="?f58 * ?f23"/><draw:equation draw:name="f62" draw:formula="atan2(?f37, ?f56)"/><draw:equation draw:name="f63" draw:formula="0 - ?f62"/><draw:equation draw:name="f64" draw:formula="?f63 * ?f1 / ?f10"/><draw:equation draw:name="f65" draw:formula="?f64 - ?f2"/><draw:equation draw:name="f66" draw:formula="?f61 / ?f46"/><draw:equation draw:name="f67" draw:formula="0 - ?f66"/><draw:equation draw:name="f68" draw:formula="atan2(?f67, ?f43)"/><draw:equation draw:name="f69" draw:formula="0 - ?f68"/><draw:equation draw:name="f70" draw:formula="?f69 * ?f1 / ?f10"/><draw:equation draw:name="f71" draw:formula="?f70 - ?f2"/><draw:equation draw:name="f72" draw:formula="?f71 - ?f65"/><draw:equation draw:name="f73" draw:formula="?f65 + ?f71"/><draw:equation draw:name="f74" draw:formula="0 - ?f71"/><draw:equation draw:name="f75" draw:formula="21550000 - ?f72"/><draw:equation draw:name="f76" draw:formula="if(?f75, ?f72, 21550000)"/><draw:equation draw:name="f77" draw:formula="-21550000 - ?f76"/><draw:equation draw:name="f78" draw:formula="if(?f77, -21550000, ?f76)"/><draw:equation draw:name="f79" draw:formula="?f65 + ?f78"/><draw:equation draw:name="f80" draw:formula="?f65 + ?f2"/><draw:equation draw:name="f81" draw:formula="?f80 * ?f10 / ?f1"/><draw:equation draw:name="f82" draw:formula="0 - ?f81"/><draw:equation draw:name="f83" draw:formula="cos(?f82)"/><draw:equation draw:name="f84" draw:formula="0 - ?f83"/><draw:equation draw:name="f85" draw:formula="?f84 * ?f27"/><draw:equation draw:name="f86" draw:formula="sin(?f82)"/><draw:equation draw:name="f87" draw:formula="0 - ?f86"/><draw:equation draw:name="f88" draw:formula="?f87 * ?f49"/><draw:equation draw:name="f89" draw:formula="sqrt(?f85 * ?f85 + ?f88 * ?f88 + 0 * 0)"/><draw:equation draw:name="f90" draw:formula="?f27 * ?f49 / ?f89"/><draw:equation draw:name="f91" draw:formula="?f87 * ?f90"/><draw:equation draw:name="f92" draw:formula="?f36 - ?f91"/><draw:equation draw:name="f93" draw:formula="?f84 * ?f90"/><draw:equation draw:name="f94" draw:formula="?f54 - ?f93"/><draw:equation draw:name="f95" draw:formula="?f92 - ?f27"/><draw:equation draw:name="f96" draw:formula="?f94 - ?f49"/><draw:equation draw:name="f97" draw:formula="?f92 + ?f27"/><draw:equation draw:name="f98" draw:formula="?f94 + ?f49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27"/><draw:equation draw:name="f105" draw:formula="sin(?f101)"/><draw:equation draw:name="f106" draw:formula="0 - ?f105"/><draw:equation draw:name="f107" draw:formula="?f106 * ?f49"/><draw:equation draw:name="f108" draw:formula="sqrt(?f104 * ?f104 + ?f107 * ?f107 + 0 * 0)"/><draw:equation draw:name="f109" draw:formula="?f27 * ?f49 / ?f108"/><draw:equation draw:name="f110" draw:formula="?f106 * ?f109"/><draw:equation draw:name="f111" draw:formula="?f92 + ?f110"/><draw:equation draw:name="f112" draw:formula="?f103 * ?f109"/><draw:equation draw:name="f113" draw:formula="?f94 + ?f112"/><draw:equation draw:name="f114" draw:formula="if(?f78, ?f36, ?f95)"/><draw:equation draw:name="f115" draw:formula="if(?f78, ?f54, ?f96)"/><draw:equation draw:name="f116" draw:formula="if(?f78, ?f36, ?f97)"/><draw:equation draw:name="f117" draw:formula="if(?f78, ?f54, ?f98)"/><draw:equation draw:name="f118" draw:formula="if(?f78, ?f95, ?f111)"/><draw:equation draw:name="f119" draw:formula="if(?f78, ?f96, ?f113)"/><draw:equation draw:name="f120" draw:formula="if(?f78, ?f97, ?f111)"/><draw:equation draw:name="f121" draw:formula="if(?f78, ?f98, ?f113)"/><draw:equation draw:name="f122" draw:formula="21550000 - ?f73"/><draw:equation draw:name="f123" draw:formula="if(?f122, ?f73, 21550000)"/><draw:equation draw:name="f124" draw:formula="-21550000 - ?f123"/><draw:equation draw:name="f125" draw:formula="if(?f124, -21550000, ?f123)"/><draw:equation draw:name="f126" draw:formula="?f74 + ?f125"/><draw:equation draw:name="f127" draw:formula="?f74 + ?f2"/><draw:equation draw:name="f128" draw:formula="?f127 * ?f10 / ?f1"/><draw:equation draw:name="f129" draw:formula="0 - ?f128"/><draw:equation draw:name="f130" draw:formula="cos(?f129)"/><draw:equation draw:name="f131" draw:formula="0 - ?f130"/><draw:equation draw:name="f132" draw:formula="?f131 * ?f27"/><draw:equation draw:name="f133" draw:formula="sin(?f129)"/><draw:equation draw:name="f134" draw:formula="0 - ?f133"/><draw:equation draw:name="f135" draw:formula="?f134 * ?f49"/><draw:equation draw:name="f136" draw:formula="sqrt(?f132 * ?f132 + ?f135 * ?f135 + 0 * 0)"/><draw:equation draw:name="f137" draw:formula="?f27 * ?f49 / ?f136"/><draw:equation draw:name="f138" draw:formula="?f134 * ?f137"/><draw:equation draw:name="f139" draw:formula="?f111 - ?f138"/><draw:equation draw:name="f140" draw:formula="?f131 * ?f137"/><draw:equation draw:name="f141" draw:formula="?f113 - ?f140"/><draw:equation draw:name="f142" draw:formula="?f139 - ?f27"/><draw:equation draw:name="f143" draw:formula="?f141 - ?f49"/><draw:equation draw:name="f144" draw:formula="?f139 + ?f27"/><draw:equation draw:name="f145" draw:formula="?f141 + ?f49"/><draw:equation draw:name="f146" draw:formula="?f126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27"/><draw:equation draw:name="f152" draw:formula="sin(?f148)"/><draw:equation draw:name="f153" draw:formula="0 - ?f152"/><draw:equation draw:name="f154" draw:formula="?f153 * ?f49"/><draw:equation draw:name="f155" draw:formula="sqrt(?f151 * ?f151 + ?f154 * ?f154 + 0 * 0)"/><draw:equation draw:name="f156" draw:formula="?f27 * ?f49 / ?f155"/><draw:equation draw:name="f157" draw:formula="?f153 * ?f156"/><draw:equation draw:name="f158" draw:formula="?f139 + ?f157"/><draw:equation draw:name="f159" draw:formula="?f150 * ?f156"/><draw:equation draw:name="f160" draw:formula="?f141 + ?f159"/><draw:equation draw:name="f161" draw:formula="if(?f125, ?f111, ?f142)"/><draw:equation draw:name="f162" draw:formula="if(?f125, ?f113, ?f143)"/><draw:equation draw:name="f163" draw:formula="if(?f125, ?f111, ?f144)"/><draw:equation draw:name="f164" draw:formula="if(?f125, ?f113, ?f145)"/><draw:equation draw:name="f165" draw:formula="if(?f125, ?f142, ?f158)"/><draw:equation draw:name="f166" draw:formula="if(?f125, ?f143, ?f160)"/><draw:equation draw:name="f167" draw:formula="if(?f125, ?f144, ?f158)"/><draw:equation draw:name="f168" draw:formula="if(?f125, ?f145, ?f160)"/><draw:equation draw:name="f169" draw:formula="21550000 - ?f12"/><draw:equation draw:name="f170" draw:formula="if(?f169, ?f12, 21550000)"/><draw:equation draw:name="f171" draw:formula="-21550000 - ?f170"/><draw:equation draw:name="f172" draw:formula="if(?f171, -21550000, ?f170)"/><draw:equation draw:name="f173" draw:formula="?f11 + ?f172"/><draw:equation draw:name="f174" draw:formula="?f11 + ?f2"/><draw:equation draw:name="f175" draw:formula="?f174 * ?f10 / ?f1"/><draw:equation draw:name="f176" draw:formula="0 - ?f175"/><draw:equation draw:name="f177" draw:formula="cos(?f176)"/><draw:equation draw:name="f178" draw:formula="0 - ?f177"/><draw:equation draw:name="f179" draw:formula="?f178 * ?f27"/><draw:equation draw:name="f180" draw:formula="sin(?f176)"/><draw:equation draw:name="f181" draw:formula="0 - ?f180"/><draw:equation draw:name="f182" draw:formula="?f181 * ?f49"/><draw:equation draw:name="f183" draw:formula="sqrt(?f179 * ?f179 + ?f182 * ?f182 + 0 * 0)"/><draw:equation draw:name="f184" draw:formula="?f27 * ?f49 / ?f183"/><draw:equation draw:name="f185" draw:formula="?f181 * ?f184"/><draw:equation draw:name="f186" draw:formula="?f20 - ?f185"/><draw:equation draw:name="f187" draw:formula="?f178 * ?f184"/><draw:equation draw:name="f188" draw:formula="?f47 - ?f187"/><draw:equation draw:name="f189" draw:formula="?f186 - ?f27"/><draw:equation draw:name="f190" draw:formula="?f188 - ?f49"/><draw:equation draw:name="f191" draw:formula="?f186 + ?f27"/><draw:equation draw:name="f192" draw:formula="?f188 + ?f49"/><draw:equation draw:name="f193" draw:formula="?f173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27"/><draw:equation draw:name="f199" draw:formula="sin(?f195)"/><draw:equation draw:name="f200" draw:formula="0 - ?f199"/><draw:equation draw:name="f201" draw:formula="?f200 * ?f49"/><draw:equation draw:name="f202" draw:formula="sqrt(?f198 * ?f198 + ?f201 * ?f201 + 0 * 0)"/><draw:equation draw:name="f203" draw:formula="?f27 * ?f49 / ?f202"/><draw:equation draw:name="f204" draw:formula="?f200 * ?f203"/><draw:equation draw:name="f205" draw:formula="?f186 + ?f204"/><draw:equation draw:name="f206" draw:formula="?f197 * ?f203"/><draw:equation draw:name="f207" draw:formula="?f188 + ?f206"/><draw:equation draw:name="f208" draw:formula="if(?f172, ?f20, ?f189)"/><draw:equation draw:name="f209" draw:formula="if(?f172, ?f47, ?f190)"/><draw:equation draw:name="f210" draw:formula="if(?f172, ?f20, ?f191)"/><draw:equation draw:name="f211" draw:formula="if(?f172, ?f47, ?f192)"/><draw:equation draw:name="f212" draw:formula="if(?f172, ?f189, ?f205)"/><draw:equation draw:name="f213" draw:formula="if(?f172, ?f190, ?f207)"/><draw:equation draw:name="f214" draw:formula="if(?f172, ?f191, ?f205)"/><draw:equation draw:name="f215" draw:formula="if(?f172, ?f192, ?f207)"/><draw:equation draw:name="f216" draw:formula="21550000 - ?f2"/><draw:equation draw:name="f217" draw:formula="if(?f216, ?f2, 21550000)"/><draw:equation draw:name="f218" draw:formula="-21550000 - ?f217"/><draw:equation draw:name="f219" draw:formula="if(?f218, -21550000, ?f217)"/><draw:equation draw:name="f220" draw:formula="?f0 + ?f219"/><draw:equation draw:name="f221" draw:formula="?f0 + ?f2"/><draw:equation draw:name="f222" draw:formula="?f221 * ?f10 / ?f1"/><draw:equation draw:name="f223" draw:formula="0 - ?f222"/><draw:equation draw:name="f224" draw:formula="cos(?f223)"/><draw:equation draw:name="f225" draw:formula="0 - ?f224"/><draw:equation draw:name="f226" draw:formula="?f225 * ?f27"/><draw:equation draw:name="f227" draw:formula="sin(?f223)"/><draw:equation draw:name="f228" draw:formula="0 - ?f227"/><draw:equation draw:name="f229" draw:formula="?f228 * ?f49"/><draw:equation draw:name="f230" draw:formula="sqrt(?f226 * ?f226 + ?f229 * ?f229 + 0 * 0)"/><draw:equation draw:name="f231" draw:formula="?f27 * ?f49 / ?f230"/><draw:equation draw:name="f232" draw:formula="?f228 * ?f231"/><draw:equation draw:name="f233" draw:formula="?f11 - ?f232"/><draw:equation draw:name="f234" draw:formula="?f225 * ?f231"/><draw:equation draw:name="f235" draw:formula="?f11 - ?f234"/><draw:equation draw:name="f236" draw:formula="?f233 - ?f27"/><draw:equation draw:name="f237" draw:formula="?f235 - ?f49"/><draw:equation draw:name="f238" draw:formula="?f233 + ?f27"/><draw:equation draw:name="f239" draw:formula="?f235 + ?f49"/><draw:equation draw:name="f240" draw:formula="?f220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27"/><draw:equation draw:name="f246" draw:formula="sin(?f242)"/><draw:equation draw:name="f247" draw:formula="0 - ?f246"/><draw:equation draw:name="f248" draw:formula="?f247 * ?f49"/><draw:equation draw:name="f249" draw:formula="sqrt(?f245 * ?f245 + ?f248 * ?f248 + 0 * 0)"/><draw:equation draw:name="f250" draw:formula="?f27 * ?f49 / ?f249"/><draw:equation draw:name="f251" draw:formula="?f247 * ?f250"/><draw:equation draw:name="f252" draw:formula="?f233 + ?f251"/><draw:equation draw:name="f253" draw:formula="?f244 * ?f250"/><draw:equation draw:name="f254" draw:formula="?f235 + ?f253"/><draw:equation draw:name="f255" draw:formula="if(?f219, ?f11, ?f236)"/><draw:equation draw:name="f256" draw:formula="if(?f219, ?f11, ?f237)"/><draw:equation draw:name="f257" draw:formula="if(?f219, ?f11, ?f238)"/><draw:equation draw:name="f258" draw:formula="if(?f219, ?f11, ?f239)"/><draw:equation draw:name="f259" draw:formula="if(?f219, ?f236, ?f252)"/><draw:equation draw:name="f260" draw:formula="if(?f219, ?f237, ?f254)"/><draw:equation draw:name="f261" draw:formula="if(?f219, ?f238, ?f252)"/><draw:equation draw:name="f262" draw:formula="if(?f219, ?f239, ?f254)"/><draw:equation draw:name="f263" draw:formula="21550000 - ?f65"/><draw:equation draw:name="f264" draw:formula="if(?f263, ?f65, 21550000)"/><draw:equation draw:name="f265" draw:formula="-21550000 - ?f264"/><draw:equation draw:name="f266" draw:formula="if(?f265, -21550000, ?f264)"/><draw:equation draw:name="f267" draw:formula="?f11 + ?f266"/><draw:equation draw:name="f268" draw:formula="?f267 + ?f2"/><draw:equation draw:name="f269" draw:formula="?f268 * ?f10 / ?f1"/><draw:equation draw:name="f270" draw:formula="0 - ?f269"/><draw:equation draw:name="f271" draw:formula="cos(?f270)"/><draw:equation draw:name="f272" draw:formula="0 - ?f271"/><draw:equation draw:name="f273" draw:formula="?f272 * ?f27"/><draw:equation draw:name="f274" draw:formula="sin(?f270)"/><draw:equation draw:name="f275" draw:formula="0 - ?f274"/><draw:equation draw:name="f276" draw:formula="?f275 * ?f49"/><draw:equation draw:name="f277" draw:formula="sqrt(?f273 * ?f273 + ?f276 * ?f276 + 0 * 0)"/><draw:equation draw:name="f278" draw:formula="?f27 * ?f49 / ?f277"/><draw:equation draw:name="f279" draw:formula="?f275 * ?f278"/><draw:equation draw:name="f280" draw:formula="?f186 + ?f279"/><draw:equation draw:name="f281" draw:formula="?f272 * ?f278"/><draw:equation draw:name="f282" draw:formula="?f188 + ?f281"/><draw:equation draw:name="f283" draw:formula="if(?f266, ?f20, ?f189)"/><draw:equation draw:name="f284" draw:formula="if(?f266, ?f47, ?f190)"/><draw:equation draw:name="f285" draw:formula="if(?f266, ?f20, ?f191)"/><draw:equation draw:name="f286" draw:formula="if(?f266, ?f47, ?f192)"/><draw:equation draw:name="f287" draw:formula="if(?f266, ?f189, ?f280)"/><draw:equation draw:name="f288" draw:formula="if(?f266, ?f190, ?f282)"/><draw:equation draw:name="f289" draw:formula="if(?f266, ?f191, ?f280)"/><draw:equation draw:name="f290" draw:formula="if(?f266, ?f192, ?f282)"/></draw:enhanced-geometry></draw:custom-shape></text:span><text:span text:style-name="T193">9</text:span></text:p>
          </table:table-cell>
        </table:table-row>
        <table:table-row table:style-name="TableRow194"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>0</text:p>
          </table:table-cell>
        </table:table-row>
      </table:table>
      <text:p text:style-name="P209"/>
      <text:p text:style-name="P210"/>
      <text:p text:style-name="P211"/>
      <text:list text:style-name="LFO2" text:continue-numbering="true">
        <text:list-item>
          <text:p text:style-name="P212"><text:s/>Si al incrementar el número, aparece un cero, al digito inmediato a la izquierda del numero trabajado, también se le<text:s/>incrementara una unidad. En caso de que no sea cero, cada digito será copiado en la casilla debajo del mismo. <text:s/></text:p>
        </text:list-item>
      </text:list>
      <text:p text:style-name="P213"/>
      <table:table table:style-name="Table214">
        <table:table-columns>
          <table:table-column table:style-name="TableColumn215"/>
          <table:table-column table:style-name="TableColumn216"/>
          <table:table-column table:style-name="TableColumn217"/>
          <table:table-column table:style-name="TableColumn218"/>
          <table:table-column table:style-name="TableColumn219"/>
          <table:table-column table:style-name="TableColumn220"/>
          <table:table-column table:style-name="TableColumn221"/>
        </table:table-columns>
        <table:table-row table:style-name="TableRow222">
          <table:table-cell table:style-name="TableCell223">
            <text:p text:style-name="P224"/>
          </table:table-cell>
          <table:table-cell table:style-name="TableCell225">
            <text:p text:style-name="P226">3</text:p>
          </table:table-cell>
          <table:table-cell table:style-name="TableCell227">
            <text:p text:style-name="P228">4</text:p>
          </table:table-cell>
          <table:table-cell table:style-name="TableCell229">
            <text:p text:style-name="P230">3</text:p>
          </table:table-cell>
          <table:table-cell table:style-name="TableCell231">
            <text:p text:style-name="P232">6</text:p>
          </table:table-cell>
          <table:table-cell table:style-name="TableCell233">
            <text:p text:style-name="P234">9</text:p>
          </table:table-cell>
          <table:table-cell table:style-name="TableCell235">
            <text:p text:style-name="Standard"><text:span text:style-name="T236"><draw:custom-shape svg:x="0.24653in" svg:y="0.06667in" svg:width="0.15625in" svg:height="0.35417in" draw:z-index="251668480" draw:id="id3" draw:style-name="a4" draw:name="7 Flecha abajo" text:anchor-type="paragraph"><svg:title/><svg:desc/><draw:enhanced-geometry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6835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0 * ?f6"/><draw:equation draw:name="f16" draw:formula="21600 * ?f6"/><draw:equation draw:name="f17" draw:formula="21600 - ?f12"/><draw:equation draw:name="f18" draw:formula="?f17 * ?f11"/><draw:equation draw:name="f19" draw:formula="?f18 / 10800"/><draw:equation draw:name="f20" draw:formula="?f12 + ?f19"/><draw:equation draw:name="f21" draw:formula="$1 / ?f6"/><draw:equation draw:name="f22" draw:formula="$0 / ?f7"/><draw:equation draw:name="f23" draw:formula="?f15 / ?f6"/><draw:equation draw:name="f24" draw:formula="?f16 / ?f6"/><draw:equation draw:name="f25" draw:formula="?f14 / ?f7"/><draw:handle draw:handle-position="$1 $0" draw:handle-range-x-minimum="0" draw:handle-range-x-maximum="10800" draw:handle-range-y-minimum="0" draw:handle-range-y-maximum="21600"/></draw:enhanced-geometry></draw:custom-shape></text:span><text:span text:style-name="T237">9</text:span></text:p>
          </table:table-cell>
        </table:table-row>
        <table:table-row table:style-name="TableRow238">
          <table:table-cell table:style-name="TableCell239">
            <text:p text:style-name="P240"/>
          </table:table-cell>
          <table:table-cell table:style-name="TableCell241">
            <text:p text:style-name="P242">3</text:p>
          </table:table-cell>
          <table:table-cell table:style-name="TableCell243">
            <text:p text:style-name="P244">4</text:p>
          </table:table-cell>
          <table:table-cell table:style-name="TableCell245">
            <text:p text:style-name="P246">3</text:p>
          </table:table-cell>
          <table:table-cell table:style-name="TableCell247">
            <text:p text:style-name="P248">7</text:p>
          </table:table-cell>
          <table:table-cell table:style-name="TableCell249">
            <text:p text:style-name="P250">0</text:p>
          </table:table-cell>
          <table:table-cell table:style-name="TableCell251">
            <text:p text:style-name="P252">0</text:p>
          </table:table-cell>
        </table:table-row>
      </table:table>
      <text:p text:style-name="P253"><text:span text:style-name="T254"><draw:custom-shape svg:x="1.62917in" svg:y="0.07292in" svg:width="0.15625in" svg:height="0.35417in" draw:z-index="251664384" draw:id="id4" draw:style-name="a5" draw:name="8 Flecha abajo" text:anchor-type="paragraph"><svg:title/><svg:desc/><draw:enhanced-geometry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6835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0 * ?f6"/><draw:equation draw:name="f16" draw:formula="21600 * ?f6"/><draw:equation draw:name="f17" draw:formula="21600 - ?f12"/><draw:equation draw:name="f18" draw:formula="?f17 * ?f11"/><draw:equation draw:name="f19" draw:formula="?f18 / 10800"/><draw:equation draw:name="f20" draw:formula="?f12 + ?f19"/><draw:equation draw:name="f21" draw:formula="$1 / ?f6"/><draw:equation draw:name="f22" draw:formula="$0 / ?f7"/><draw:equation draw:name="f23" draw:formula="?f15 / ?f6"/><draw:equation draw:name="f24" draw:formula="?f16 / ?f6"/><draw:equation draw:name="f25" draw:formula="?f14 / ?f7"/><draw:handle draw:handle-position="$1 $0" draw:handle-range-x-minimum="0" draw:handle-range-x-maximum="10800" draw:handle-range-y-minimum="0" draw:handle-range-y-maximum="21600"/></draw:enhanced-geometry></draw:custom-shape></text:span><text:span text:style-name="T255"><text:line-break/></text:span></text:p>
      <text:p text:style-name="P256"/>
      <text:p text:style-name="P257"/>
      <text:list text:style-name="LFO2" text:continue-numbering="true">
        <text:list-item>
          <text:p text:style-name="P258">Repetir el proceso hasta donde se desee llegar, al finla del ciclo cerraremos el numero obtenido con un<text:s/>asterisco.<text:s/></text:p>
        </text:list-item>
      </text:list>
      <text:p text:style-name="P259"/>
      <text:p text:style-name="P260"/>
      <text:p text:style-name="P261"/>
      <text:p text:style-name="P262"/>
      <text:p text:style-name="P2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fo:color="#000000" fo:font-size="16pt" style:font-size-asian="16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2">
      <text:list-level-style-number text:level="1" style:num-suffix="." style:num-format="1" text:start-value="2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Cuates</dc:creator>
    <meta:creation-date>2017-09-08T00:45:00Z</meta:creation-date>
    <dc:date>2017-09-08T00:45:00Z</dc:date>
    <meta:template xlink:href="Normal" xlink:type="simple"/>
    <meta:editing-cycles>2</meta:editing-cycles>
    <meta:editing-duration>PT0S</meta:editing-duration>
    <meta:document-statistic meta:page-count="2" meta:paragraph-count="2" meta:word-count="219" meta:character-count="1423" meta:row-count="10" meta:non-whitespace-character-count="1206"/>
  </office:meta>
</office:document-meta>
</file>